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OpenSymbol" svg:font-family="OpenSymbol"/>
    <style:font-face style:name="Baskerville Old Face" svg:font-family="'Baskerville Old Face'"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font-size="20pt" style:font-size-asian="17.5pt" style:font-size-complex="20pt"/>
    </style:style>
    <style:style style:name="P4" style:family="paragraph" style:parent-style-name="Text_20_body">
      <style:paragraph-properties fo:text-align="center" style:justify-single-word="false"/>
      <style:text-properties style:font-name="DejaVu Serif" fo:font-size="22pt" style:font-size-asian="22pt" style:font-size-complex="22pt"/>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text-align="justify" style:justify-single-word="false" fo:text-indent="0cm" style:auto-text-indent="false" fo:break-before="pag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Text_20_body">
      <style:paragraph-properties fo:margin-left="0cm" fo:margin-right="0cm" fo:text-indent="0cm" style:auto-text-indent="false">
        <style:tab-stops/>
      </style:paragraph-properties>
    </style:style>
    <style:style style:name="P9" style:family="paragraph" style:parent-style-name="Heading">
      <style:paragraph-properties fo:text-align="center" style:justify-single-word="false"/>
      <style:text-properties fo:font-size="20pt" style:font-size-asian="17.5pt" style:font-size-complex="20pt"/>
    </style:style>
    <style:style style:name="P10" style:family="paragraph" style:parent-style-name="Heading">
      <style:paragraph-properties fo:text-align="center" style:justify-single-word="false"/>
      <style:text-properties style:font-name="DejaVu Serif" fo:font-size="22pt" style:font-size-asian="22pt" style:font-size-complex="22pt"/>
    </style:style>
    <style:style style:name="P11" style:family="paragraph" style:parent-style-name="Text_20_body">
      <style:paragraph-properties fo:margin-top="0cm" fo:margin-bottom="0.353cm" fo:line-height="115%" style:writing-mode="lr-tb"/>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12" style:family="paragraph" style:parent-style-name="Text_20_body">
      <style:paragraph-properties fo:margin-top="0cm" fo:margin-bottom="0.353cm" fo:line-height="115%" fo:text-align="center" style:justify-single-word="false" style:writing-mode="lr-tb"/>
      <style:text-properties fo:font-variant="normal" fo:text-transform="none" fo:color="#000000" style:text-line-through-style="none" style:font-name="Calibri" fo:font-size="9pt" fo:font-style="italic" style:text-underline-style="none" fo:font-weight="normal" style:text-blinking="false" fo:background-color="transparent"/>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master-page-name="First_20_Page">
      <style:paragraph-properties style:page-number="auto"/>
    </style:style>
    <style:style style:name="P17" style:family="paragraph" style:parent-style-name="Standard">
      <style:paragraph-properties fo:margin-left="0cm" fo:margin-right="0cm" fo:text-indent="0cm" style:auto-text-indent="false">
        <style:tab-stops/>
      </style:paragraph-properties>
      <style:text-properties style:font-name="Baskerville Old Face" fo:font-size="12pt" style:font-size-asian="12pt" style:font-size-complex="12pt"/>
    </style:style>
    <style:style style:name="P1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19" style:family="paragraph" style:parent-style-name="Text_20_body">
      <style:text-properties style:font-name="Times New Roman" fo:font-size="12pt" style:font-size-asian="12pt" style:font-size-complex="12pt"/>
    </style:style>
    <style:style style:name="P20" style:family="paragraph" style:parent-style-name="Text_20_body">
      <style:paragraph-properties fo:text-align="justify" style:justify-single-word="false"/>
      <style:text-properties style:font-name="Times New Roman" fo:font-size="12pt" style:font-size-asian="12pt" style:font-size-complex="12pt"/>
    </style:style>
    <style:style style:name="P21" style:family="paragraph" style:parent-style-name="Text_20_body" style:list-style-name="L1">
      <style:paragraph-properties fo:margin-top="0cm" fo:margin-bottom="0cm" fo:line-height="115%" fo:background-color="transparent" style:writing-mode="lr-tb">
        <style:background-image/>
      </style:paragraph-properties>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22" style:family="paragraph" style:parent-style-name="Text_20_body" style:list-style-name="L1">
      <style:paragraph-properties fo:margin-top="0cm" fo:margin-bottom="0.353cm" fo:line-height="115%" fo:background-color="transparent" style:writing-mode="lr-tb">
        <style:background-image/>
      </style:paragraph-properties>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23" style:family="paragraph" style:parent-style-name="Text_20_body">
      <style:paragraph-properties fo:margin-top="0cm" fo:margin-bottom="0.353cm" fo:line-height="115%" style:writing-mode="lr-tb"/>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24" style:family="paragraph" style:parent-style-name="Text_20_body">
      <style:paragraph-properties fo:margin-top="0cm" fo:margin-bottom="0.353cm" fo:line-height="115%" fo:text-align="justify" style:justify-single-word="false" style:writing-mode="lr-tb"/>
      <style:text-properties fo:font-variant="normal" fo:text-transform="none" fo:color="#000000" style:text-line-through-style="none" style:font-name="Calibri" fo:font-size="11.25pt" fo:font-style="normal" style:text-underline-style="none" fo:font-weight="normal" style:text-blinking="false" fo:background-color="transparent"/>
    </style:style>
    <style:style style:name="P25" style:family="paragraph" style:parent-style-name="Heading_20_1" style:list-style-name="">
      <style:paragraph-properties fo:margin-left="1.251cm" fo:margin-right="0cm" fo:text-indent="-0.762cm" style:auto-text-indent="false"/>
    </style:style>
    <style:style style:name="P26" style:family="paragraph" style:parent-style-name="Heading_20_1">
      <style:paragraph-properties fo:margin-left="0cm" fo:margin-right="0cm" fo:text-indent="0cm" style:auto-text-indent="false" fo:break-before="page"/>
    </style:style>
    <style:style style:name="P27" style:family="paragraph" style:parent-style-name="Heading_20_1">
      <style:paragraph-properties fo:margin-left="0cm" fo:margin-right="0cm" fo:text-indent="0cm" style:auto-text-indent="false"/>
    </style:style>
    <style:style style:name="P28" style:family="paragraph" style:parent-style-name="Heading_20_1">
      <style:paragraph-properties fo:margin-left="0cm" fo:margin-right="0cm" fo:text-indent="0cm" style:auto-text-indent="false">
        <style:tab-stops/>
      </style:paragraph-properties>
    </style:style>
    <style:style style:name="P29" style:family="paragraph" style:parent-style-name="Heading_20_2">
      <style:paragraph-properties fo:margin-left="1.251cm" fo:margin-right="0cm" fo:text-indent="0cm" style:auto-text-indent="false"/>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6.988cm" draw:z-index="0">
        <draw:text-box fo:min-height="6.279cm">
          <text:p text:style-name="P10">Projet d'Algorithmique-Programmation</text:p>
          <text:p text:style-name="P4"/>
          <text:p text:style-name="P4">Rapport Intermédiaire :</text:p>
          <text:p text:style-name="P4"/>
          <text:p text:style-name="P4">Éditeur et Traducteur d'Algorithme</text:p>
        </draw:text-box>
      </draw:frame>
      <text:p text:style-name="Standard">Cindy Binder</text:p>
      <text:p text:style-name="Standard">Nicolas Weissenbach</text:p>
      <text:p text:style-name="Standard">Quentin Vecchio</text:p>
      <text:p text:style-name="Standard">Matthieu Clin</text:p>
      <text:p text:style-name="Standard"/>
      <text:p text:style-name="Standard"/>
      <text:p text:style-name="Standard"/>
      <text:p text:style-name="Standard"/>
      <text:p text:style-name="Standard"/>
      <text:p text:style-name="Standard"/>
      <text:p text:style-name="P9"/>
      <text:p text:style-name="P3"/>
      <text:p text:style-name="P3"/>
      <text:p text:style-name="Standard"/>
      <text:p text:style-name="P1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3">Table des matières</text:p>
          </text:index-title>
          <text:p text:style-name="P14"><text:s/>I.Introduction<text:tab/>4</text:p>
          <text:p text:style-name="P14"><text:s/>II.Graphique<text:tab/>5</text:p>
          <text:p text:style-name="P14"><text:s/>III.Analyse de l'algorithme<text:tab/>6</text:p>
          <text:p text:style-name="P14"><text:s/>IV.Analyse du lexique et de l'entête<text:tab/>6</text:p>
          <text:p text:style-name="P14"><text:s/>V. Conversion en ADA<text:tab/>6</text:p>
          <text:p text:style-name="P14"><text:s/>VI. Les outils<text:tab/>7</text:p>
          <text:p text:style-name="P15"><text:s/>A.Les outils développés<text:tab/>7</text:p>
          <text:p text:style-name="P15"><text:s/>B.Les outils utilisés<text:tab/>7</text:p>
          <text:p text:style-name="P14"><text:s/>VII.Conclusion <text:tab/>8</text:p>
        </text:index-body>
      </text:table-of-content>
      <text:h text:style-name="P25" text:outline-level="1"/>
      <text:h text:style-name="P26" text:outline-level="1">Introduction</text:h>
      <text:p text:style-name="P5"><text:tab/>Dans le cadre du projet de développement d'un logiciel en ADA, nous avons choisi de réaliser l'éditeur et traducteur d'Algorithme. Pour cela, nous avons commencé très tôt l'analyse du sujet afin de définir l'architecture de notre logiciel et des différentes parties a réaliser pour pouvoir nous répartir au mieux le travail. </text:p>
      <text:p text:style-name="P7"><text:tab/>Le projet se découpe en plusieurs parties. La partie visuelle, c'est-à-dire la partie Graphique, qui permet à l'utilisateur d'entrer son algorithme de manière plus conviviale. Elle sera réalisée par Quentin. La seconde partie, l'analyse de l'algorithme, permet le passage de ligne entrée par l'utilisateur à une représentation en mémoire afin d'être mieux manipulée. Cette partie sera effectuée principalement par Nicolas avec l'aide de Matthieu pour l'analyse algorithmique. Puis l'analyse du lexique et de l'entête ainsi que sa représentation en mémoire sera réalisée en majeur partie par Cindy. La conversion en Ada sera effectuée par Quentin. Les outils utilisés par l'ensemble du groupe seront réalisés par Matthieu.</text:p>
      <text:p text:style-name="P6"/>
      <text:h text:style-name="P27" text:outline-level="1">Graphique</text:h>
      <text:p text:style-name="P18"><text:bookmark text:name="docs-internal-guid-69b82bd8-b69a-9644-ffbf-26c47c7d71b1"/><text:tab/>Nous nous sommes donné pour objectif de faire un véritable IDE de traduction d’algorithme vers le langage Ada. Il était donc normal de prévoir une interface graphique. Après réflexion et par expérience nous avons choisi la bibliothèque GTK qui permet de faire des logiciels assez conviviaux. Après plusieurs maquettes graphiques nous nous sommes arrêtés sur une interface décomposée en plusieurs parties : </text:p>
      <text:list xml:id="list2130498496" text:style-name="L1">
        <text:list-item>
          <text:p text:style-name="P21">Un menu.</text:p>
        </text:list-item>
        <text:list-item>
          <text:p text:style-name="P21">Une barre de tâches.</text:p>
        </text:list-item>
        <text:list-item>
          <text:p text:style-name="P21">Un arbre pour modéliser le répertoire du fichier.</text:p>
        </text:list-item>
        <text:list-item>
          <text:p text:style-name="P21">Une zone de texte pour le code source.</text:p>
        </text:list-item>
        <text:list-item>
          <text:p text:style-name="P22">Une zone lexique pour définir ses propres variables.</text:p>
        </text:list-item>
      </text:list>
      <text:p text:style-name="P11"><text:tab/>De plus, si le temps nous permet nous envisagerons d’ajouter directement dans l’interface un terminal pour exécuter les programmes.</text:p>
      <text:p text:style-name="P12"><draw:frame draw:style-name="fr2" draw:name="images1" text:anchor-type="paragraph" svg:y="-0.014cm" svg:width="15.981cm" svg:height="10.901cm" draw:z-index="1"><draw:image xlink:href="https://lh5.googleusercontent.com/HNYy8ecpQcHrMn9YsXplXMDGZ5cuU9U_03MnJbDQX8rgYfxKXs4ABL_3NtuIlPapIkJzNUmfi-jU1s1O0K9PJ4tIFOCR9zegsVxq9mW8yGzIjkHA4ANwxU8Qr2x7dfk3" xlink:type="simple" xlink:show="embed" xlink:actuate="onLoad"/></draw:frame>Maquette de l’interface graphique</text:p>
      <text:p text:style-name="P11">L’interface graphique devrait ressembler à CodeBlocks à la fin du projet. Tout sera pensé pour faciliter et simplifier la vie à l’utilisateur.</text:p>
      <text:p text:style-name="Text_20_body"><text:line-break/><text:soft-page-break/></text:p>
      <text:h text:style-name="P28" text:outline-level="1">Analyse de l'algorithme</text:h>
      <text:p text:style-name="P8"/>
      <text:p text:style-name="P5"><text:tab/>Toute la partie analyse et représentation en mémoire de l’algorithme a été effectuée par Matthieu et Nicolas. Nous avons d’abord pensé à représenter l’algorithme sous forme d’un simple tableau qui contient toutes les lignes. Cependant cela pose de nombreux problèmes, tels que la traduction en Ada qui est assez compliquée avec cette solution.</text:p>
      <text:p text:style-name="P5"><text:tab/>Nous avons finalement opté pour une représentation mémoire plus spécialisée qui décrit plus simplement l’algorithme. Nous utilisons une structure qui décompose l’algorithme en blocs d’instructions qui permettent de manipuler plus d’informations à la fois. Chaque bloc d’instructions est décomposé et ensuite implanté en mémoire à l’aide de fonctions dédiées.</text:p>
      <text:p text:style-name="P5"><text:tab/>Actuellement, l'écriture de ces fonctions est presque fini. Il ne reste plus qu'à terminer la fonction qui gère l'implémentation en mémoire des conditions.</text:p>
      <text:p text:style-name="P8"/>
      <text:h text:style-name="P28" text:outline-level="1">Analyse du lexique et de l'entête</text:h>
      <text:p text:style-name="P17"/>
      <text:p text:style-name="P20"><text:tab/>Cindy s’occupe du lexique et de l’en-tête des fonctions/modules. <text:s/>Pour le lexique, elle a tout d’abord listé toutes les variables possibles.</text:p>
      <text:p text:style-name="P19">La syntaxe générale est la suivante : nom_variable(type) :commentaire. </text:p>
      <text:p text:style-name="P20"><text:tab/>On peut décomposer cette syntaxe en 3 parties. Mais la syntaxe change que ce soit une constante, une fonction, un module ou un tableau. Elle a donc étudié tous les cas possibles et regroupé les cas qui se ressemblaient le plus. </text:p>
      <text:p text:style-name="P20"><text:tab/>Pour ce qu’il s’agit de l’en-tête de l’algorithme, on peut également décomposer le problème en plusieurs parties. <text:s/>On peut représenter cette décomposition grâce à une structure. On découpe chaque partie et elle représentera une variable de la structure. <text:s/>La structure nous permettra de différencier les différents types rencontrés et ainsi par la suite de le traduire correctement en Ada.</text:p>
      <text:h text:style-name="P27" text:outline-level="1"><text:s/>Conversion en ADA</text:h>
      <text:p text:style-name="P24"><text:tab/>La partie conversion Algorithme-Ada va permettre, grâce à l’analyse du code algorithmique, de convertir simplement bloc par bloc le code en Ada. Quentin est en charge de cette partie. Il a décidé de créer une procédure principale qui aura pour but de dispatcher les éléments au fur et a mesure vers les fonctions dédiées à la traduction d'un élément précis ( affectation, appel de module, boucle..). Cette fonction principale pourra, le cas échéant être rappelée par les fonctions spécialisées dans les cas de boucle et de condition.</text:p>
      <text:p text:style-name="P24"><text:tab/>Le résultat de ce processus sera donc la transcription de l'algorithme en Ada. Cette partie a été commencé la semaine passée et est en bonne voie d'être terminée désormais.</text:p>
      <text:h text:style-name="P28" text:outline-level="1"><text:soft-page-break/><text:s/>Les outils</text:h>
      <text:h text:style-name="P29" text:outline-level="2">Les outils développés</text:h>
      <text:p text:style-name="P7"><text:tab/>Durant le cycle de développement du logiciel, il nous est vite apparu nécessaire de développer certains outils qui permettent de manipuler plus simplement les données. Matthieu ayant déjà développé des outils afin de faciliter la manipulation du type string ou encore des types énumérés, il a donc également développé une liste chaînée générique afin de répondre aux besoins des différents membres du groupe. Il a aussi réalisé une liste chaînée plus particulière suite aux résultats de l'étude effectuée avec Nicolas pour représenter les algorithmes en mémoire. Ces outils, bien que déjà opérationnels, sont régulièrement modifiés et améliorés afin de répondre aux besoins des autres membres de l'équipe.</text:p>
      <text:h text:style-name="P29" text:outline-level="2">Les outils utilisés</text:h>
      <text:p text:style-name="P5"><text:tab/>Afin de réaliser notre projet dans de bonnes conditions, nous avons décidés d'utiliser un logiciel de gestion de versions décentralisé nommé Mercurial. Celui-ci nous permet de travailler chacun de notre côté que ce soit à l'IUT (le logiciel y est installé) ou sur nos ordinateurs personnels. Il nous garantit également une sécurité accrue du point de vue des pertes grâce a l'hébergement du fruit de notre travail sur un espace privé gratuit sur <text:a xlink:type="simple" xlink:href="https://bitbucket.org/">https://bitbucket.org</text:a>. Il nous permet en plus d'avoir toujours la dernière version du projet , de pouvoir consulter l'historique des modifications et le cas échéant de revenir à une version antérieure. C'est un outil très puissant que nous avons eu du mal a maîtriser mais qui s'avère indispensable maintenant.</text:p>
      <text:p text:style-name="P5"/>
      <text:h text:style-name="P26" text:outline-level="1">Conclusion </text:h>
      <text:p text:style-name="P5"/>
      <text:p text:style-name="P5"><text:tab/>En conclusion, nous pouvons dire que nous sommes dans les temps pour mener ce projet à bien. Nous avons d'ores et déjà effectué la quasi totalité de la partie analytique et bien entamé la partie programmation. Nous avançons de manière régulière et nous échangeons entre les membres du groupe quotidiennement à propos de nos avancées. <text:s/>Il reste cependant pas mal de choses a réaliser en un mois si nous voulons atteindre le but que nous nous sommes fix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Mangal1" svg:font-family="Mangal"/>
    <style:font-face style:name="OpenSymbol" svg:font-family="OpenSymbol"/>
    <style:font-face style:name="Baskerville Old Face" svg:font-family="'Baskerville Old Face'"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fo:font-size="14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ndredi 24 mai 2013</text:p>
      </style:header>
      <style:footer>
        <text:p text:style-name="MP2"><text:page-number text:select-page="current">8</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eu Clin</meta:initial-creator>
    <meta:creation-date>2013-05-15T15:40:13.45</meta:creation-date>
    <dc:date>2013-05-21T13:02:29</dc:date>
    <meta:editing-duration>PT1H51M5S</meta:editing-duration>
    <meta:editing-cycles>18</meta:editing-cycles>
    <meta:generator>LibreOffice/3.5$Linux_X86_64 LibreOffice_project/350m1$Build-2</meta:generator>
    <meta:document-statistic meta:table-count="0" meta:image-count="1" meta:object-count="0" meta:page-count="8" meta:paragraph-count="52" meta:word-count="1067" meta:character-count="6683" meta:non-whitespace-character-count="5791"/>
  </office:meta>
</office:document-meta>
</file>